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7.0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28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99pt ridg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CAHIER DES CHARGES BOITIER</text:p>
          </table:table-cell>
          <table:table-cell/>
          <table:table-cell table:style-name="ce6"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<text:a xlink:href="http://www.ebay.fr/itm/84-48-84x84-LCD-Module-White-backlight-adapter-PCB-for-Nokia-5110-Arduino-MM-/331555581551?var=&amp;hash=item4d3240ae6f:m:mcgbz6WcS8fBjYOTACeV1Yg" xlink:type="simple">NOKIA LCD</text:a></text:p>
          </table:table-cell>
          <table:table-cell office:value-type="float" office:value="1.85" calcext:value-type="float">
            <text:p>1.85</text:p>
          </table:table-cell>
          <table:table-cell/>
          <table:table-cell table:style-name="ce3" office:value-type="string" calcext:value-type="string">
            <text:p>LED CHARGEUR VISIBLE</text:p>
          </table:table-cell>
          <table:table-cell/>
          <table:table-cell office:value-type="string" calcext:value-type="string">
            <text:p>INTER EXTINCTION SOFTWARE (Ferme fichier SD)</text:p>
          </table:table-cell>
        </table:table-row>
        <table:table-row table:style-name="ro1">
          <table:table-cell office:value-type="string" calcext:value-type="string">
            <text:p><text:a xlink:href="http://www.ebay.fr/itm/BMP180-Replace-BMP085-Digital-Barometric-Pressure-Sensor-Board-Module-NEW-/201539355190?hash=item2eecae8236:g:CcwAAOSwP~tW3pEk" xlink:type="simple">BMP085</text:a></text:p>
          </table:table-cell>
          <table:table-cell office:value-type="float" office:value="1.12" calcext:value-type="float">
            <text:p>1.12</text:p>
          </table:table-cell>
          <table:table-cell/>
          <table:table-cell table:style-name="ce4" office:value-type="string" calcext:value-type="string">
            <text:p>CARTE SD ACCESSIBLE</text:p>
          </table:table-cell>
          <table:table-cell/>
          <table:table-cell office:value-type="string" calcext:value-type="string">
            <text:p>Clavier : changer les seuils de beep</text:p>
          </table:table-cell>
        </table:table-row>
        <table:table-row table:style-name="ro1">
          <table:table-cell office:value-type="string" calcext:value-type="string">
            <text:p><text:a xlink:href="http://www.ebay.fr/itm/1p-Ublox-NEO-6M-V2-Flight-GPS-Module-Controleur-De-Vol-pour-Arduino-MWC-IMU-APM2-/161887869415?hash=item25b144d9e7:g:IBMAAOSwsFpWSC5f" xlink:type="simple">GPS</text:a>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INTER ACCESSIBLE MAIS PAS TROP</text:p>
          </table:table-cell>
          <table:table-cell/>
          <table:table-cell office:value-type="string" calcext:value-type="string">
            <text:p>Clavier : Afficher les stats du vol</text:p>
          </table:table-cell>
        </table:table-row>
        <table:table-row table:style-name="ro1">
          <table:table-cell office:value-type="string" calcext:value-type="string">
            <text:p><text:a xlink:href="http://www.ebay.fr/itm/Micro-Storage-Board-Mciro-for-SD-TF-Card-Memory-Shield-Module-SPI-For-Arduino-JK-/262241628919?hash=item3d0ed1b2f7:g:7kwAAOSw5dNWmMiH" xlink:type="simple">SD read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USB PRISE ACCESSIBLE</text:p>
          </table:table-cell>
          <table:table-cell/>
          <table:table-cell office:value-type="string" calcext:value-type="string">
            <text:p>Clavier : Afficher la position courante (en cas de vache !)</text:p>
          </table:table-cell>
        </table:table-row>
        <table:table-row table:style-name="ro1">
          <table:table-cell office:value-type="string" calcext:value-type="string">
            <text:p><text:a xlink:href="http://www.ebay.fr/itm/221913300409?ru=http%3A%2F%2Fwww.ebay.fr%2Fsch%2Fi.html%3F_from%3DR40%26_sacat%3D0%26_nkw%3D221913300409%26_rdc%3D1" xlink:type="simple">DCDC boos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BUZZER DEVANT DES TROUS</text:p>
          </table:table-cell>
          <table:table-cell/>
          <table:table-cell office:value-type="string" calcext:value-type="string">
            <text:p>Mise en veille si pas de chg de position pdt 5mins (Puis réveil)</text:p>
          </table:table-cell>
        </table:table-row>
        <table:table-row table:style-name="ro1">
          <table:table-cell office:value-type="string" calcext:value-type="string">
            <text:p><text:a xlink:href="http://www.ebay.fr/itm/5V-Micro-USB-1A-18650-Lithium-Battery-Charging-Board-Charger-Module-New-FR-/111777518426?hash=item1a0675935a:g:-1oAAOSwuTxV~4pv" xlink:type="simple">USB charg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NTENNE GPS NON COUVE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ebay.fr/itm/3-7V-1000MAH-1200mAh-25C-Lipo-Battery-RC-Walkera-WKLIPO-5-10-5G4Q3-SYMA-S006-H-/262214846844?hash=item3d0d39097c:g:TGUAAOSwUdlWgrBa" xlink:type="simple">1S battery</text:a>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ce5" office:value-type="string" calcext:value-type="string">
            <text:p>CONNECTEUR FLASH ACCES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ebay.fr/itm/Useful-Device-for-Arduino-Nano-V3-0-with-ATMEGA328P-Module-Mini-Module-Board-KL-/131683793882?hash=item1ea8f73bda:g:kckAAOSwSHZWe0ni" xlink:type="simple">Arduino</text:a></text:p>
          </table:table-cell>
          <table:table-cell office:value-type="float" office:value="2.03" calcext:value-type="float">
            <text:p>2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://www.ebay.fr/itm/1-pcs-2-Position-SPDT-Vertical-Slide-Switch-Small-Mini-Size-ON-OFF-3-Pin-PCB-/261661583871?hash=item3cec3ee9ff:g:S6IAAOSwKrxUZXxF" xlink:type="simple">Inter ON/OFF</text:a>1.21</text:p>
          </table:table-cell>
          <table:table-cell office:value-type="float" office:value="1.21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tier x 5 (OPTION)</text:p>
          </table:table-cell>
          <table:table-cell/>
          <table:table-cell office:value-type="float" office:value="3.73" calcext:value-type="float">
            <text:p>3.73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3:.B15])" office:value-type="float" office:value="21.51" calcext:value-type="float">
            <text:p>21.51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0:56:19.936382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08:38:12.928186433</meta:creation-date>
    <dc:date>2016-03-13T11:19:47.135259232</dc:date>
    <meta:editing-duration>PT4H29M32S</meta:editing-duration>
    <meta:editing-cycles>12</meta:editing-cycles>
    <meta:generator>LibreOffice/5.0.5.2$Linux_X86_64 LibreOffice_project/00m0$Build-2</meta:generator>
    <meta:document-statistic meta:table-count="2" meta:cell-count="36" meta:object-count="0"/>
  </office:meta>
</office:document-meta>
</file>